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009933" fo:border="0.06pt solid #000000"/>
    </style:style>
    <style:style style:name="ce1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15"/>
        <table:table-column table:style-name="co3" table:default-cell-style-name="ce18"/>
        <table:table-column table:style-name="co2" table:default-cell-style-name="ce21"/>
        <table:table-column table:style-name="co1" table:default-cell-style-name="ce24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13"/>
        </table:table-row>
        <table:table-row table:style-name="ro1">
          <table:covered-table-cell table:number-columns-repeated="5" table:style-name="ce13"/>
        </table:table-row>
        <table:table-row table:style-name="ro2"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Andamento</text:p>
          </table:table-cell>
          <table:table-cell table:style-name="ce14" office:value-type="string" calcext:value-type="string">
            <text:p>Descrição</text:p>
          </table:table-cell>
          <table:table-cell table:style-name="ce14" office:value-type="string" calcext:value-type="string">
            <text:p>Prazo</text:p>
          </table:table-cell>
          <table:table-cell table:style-name="ce14" office:value-type="string" calcext:value-type="string">
            <text:p>Nome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table:formula="of:=AVERAGE([.B5:.B9])" office:value-type="percentage" office:value="1" calcext:value-type="percentage">
            <text:p>100,00%</text:p>
          </table:table-cell>
          <table:table-cell table:style-name="ce20" office:value-type="string" calcext:value-type="string">
            <text:p>Rascunho pré-projeto</text:p>
          </table:table-cell>
          <table:table-cell table:style-name="ce23" office:value-type="date" office:date-value="2015-01-12" calcext:value-type="date">
            <text:p>12/01/2015</text:p>
          </table:table-cell>
          <table:table-cell table:style-name="ce26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table:formula="of:=AVERAGE([.B11:.B15])" office:value-type="percentage" office:value="1" calcext:value-type="percentage">
            <text:p>100,00%</text:p>
          </table:table-cell>
          <table:table-cell table:style-name="ce20" office:value-type="string" calcext:value-type="string">
            <text:p>Primeira entrega pré-projeto</text:p>
          </table:table-cell>
          <table:table-cell table:style-name="ce23" office:value-type="date" office:date-value="2015-01-28" calcext:value-type="date">
            <text:p>28/01/2015</text:p>
          </table:table-cell>
          <table:table-cell table:style-name="ce26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table:formula="of:=AVERAGE([.B17:.B21])" office:value-type="percentage" office:value="0" calcext:value-type="percentage">
            <text:p>0,00%</text:p>
          </table:table-cell>
          <table:table-cell table:style-name="ce22" office:value-type="string" calcext:value-type="string">
            <text:p>Entrega pré-projeto</text:p>
          </table:table-cell>
          <table:table-cell table:style-name="ce25" office:value-type="date" office:date-value="2015-02-12" calcext:value-type="date">
            <text:p>12/02/2015</text:p>
          </table:table-cell>
          <table:table-cell table:style-name="ce2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Revisão introduçã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Revisão objetivo: geral, específ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Revisão justificativa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Revisão quadro teór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Revisão quadro metodológ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9:43:41.3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2-05T20:26:58.409000000</dc:date>
    <meta:editing-duration>PT2H8M47S</meta:editing-duration>
    <meta:editing-cycles>16</meta:editing-cycles>
    <meta:document-statistic meta:table-count="2" meta:cell-count="137" meta:object-count="0"/>
  </office:meta>
</office:document-meta>
</file>